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PreformattedText" style:master-page-name="MP0" style:family="paragraph">
      <style:paragraph-properties fo:break-before="page" fo:text-align="justify"/>
      <style:text-properties fo:font-weight="bold" style:font-weight-asian="bold" style:font-weight-complex="bold" fo:font-size="14pt" style:font-size-asian="14pt" style:font-size-complex="14pt" fo:language="de" fo:country="CH"/>
    </style:style>
    <style:style style:name="P2" style:parent-style-name="PreformattedText" style:family="paragraph">
      <style:paragraph-properties fo:text-align="justify"/>
      <style:text-properties fo:font-weight="bold" style:font-weight-asian="bold" fo:language="de" fo:country="CH"/>
    </style:style>
    <style:style style:name="P3" style:parent-style-name="PreformattedText" style:family="paragraph">
      <style:paragraph-properties fo:text-align="justify"/>
      <style:text-properties fo:language="de" fo:country="CH"/>
    </style:style>
    <style:style style:name="P4" style:parent-style-name="PreformattedText" style:family="paragraph">
      <style:paragraph-properties fo:text-align="justify"/>
      <style:text-properties fo:language="de" fo:country="CH"/>
    </style:style>
    <style:style style:name="P5" style:parent-style-name="PreformattedText" style:family="paragraph">
      <style:paragraph-properties fo:text-align="justify"/>
      <style:text-properties fo:font-weight="bold" style:font-weight-asian="bold" style:font-weight-complex="bold" fo:language="de" fo:country="CH"/>
    </style:style>
    <style:style style:name="P6" style:parent-style-name="PreformattedText" style:family="paragraph">
      <style:paragraph-properties fo:text-align="justify"/>
      <style:text-properties fo:language="de" fo:country="CH"/>
    </style:style>
    <style:style style:name="P7" style:parent-style-name="PreformattedText" style:family="paragraph">
      <style:paragraph-properties fo:text-align="justify"/>
      <style:text-properties fo:language="de" fo:country="CH"/>
    </style:style>
    <style:style style:name="P8" style:parent-style-name="PreformattedText" style:family="paragraph">
      <style:paragraph-properties fo:text-align="justify"/>
      <style:text-properties fo:font-weight="bold" style:font-weight-asian="bold" style:font-weight-complex="bold" fo:language="de" fo:country="CH"/>
    </style:style>
    <style:style style:name="P9" style:parent-style-name="PreformattedText" style:family="paragraph">
      <style:paragraph-properties fo:text-align="justify"/>
      <style:text-properties fo:language="de" fo:country="CH"/>
    </style:style>
    <style:style style:name="P10" style:parent-style-name="PreformattedText" style:family="paragraph">
      <style:paragraph-properties fo:text-align="justify"/>
      <style:text-properties fo:language="de" fo:country="CH"/>
    </style:style>
    <style:style style:name="P11" style:parent-style-name="PreformattedText" style:family="paragraph">
      <style:paragraph-properties fo:text-align="justify"/>
      <style:text-properties fo:language="de" fo:country="CH"/>
    </style:style>
    <style:style style:name="P12" style:parent-style-name="PreformattedText" style:family="paragraph">
      <style:paragraph-properties fo:text-align="justify"/>
      <style:text-properties fo:language="de" fo:country="CH"/>
    </style:style>
    <style:style style:name="P13" style:parent-style-name="PreformattedText" style:family="paragraph">
      <style:paragraph-properties fo:text-align="justify"/>
      <style:text-properties fo:language="de" fo:country="CH"/>
    </style:style>
    <style:style style:name="P14" style:parent-style-name="PreformattedText" style:family="paragraph">
      <style:paragraph-properties fo:text-align="justify"/>
      <style:text-properties fo:language="de" fo:country="CH"/>
    </style:style>
    <style:style style:name="P15" style:parent-style-name="PreformattedText" style:family="paragraph">
      <style:paragraph-properties fo:text-align="justify"/>
      <style:text-properties fo:language="de" fo:country="CH"/>
    </style:style>
    <style:style style:name="P16" style:parent-style-name="PreformattedText" style:family="paragraph">
      <style:paragraph-properties fo:text-align="justify"/>
      <style:text-properties fo:language="de" fo:country="CH"/>
    </style:style>
    <style:style style:name="P17" style:parent-style-name="PreformattedText" style:family="paragraph">
      <style:paragraph-properties fo:text-align="justify"/>
      <style:text-properties fo:language="de" fo:country="CH"/>
    </style:style>
    <style:style style:name="P18" style:parent-style-name="PreformattedText" style:family="paragraph">
      <style:paragraph-properties fo:text-align="justify"/>
      <style:text-properties fo:language="de" fo:country="CH"/>
    </style:style>
    <style:style style:name="P19" style:parent-style-name="PreformattedText" style:family="paragraph">
      <style:paragraph-properties fo:text-align="justify"/>
      <style:text-properties fo:language="de" fo:country="CH"/>
    </style:style>
    <style:style style:name="P20" style:parent-style-name="PreformattedText" style:family="paragraph">
      <style:paragraph-properties fo:text-align="justify"/>
      <style:text-properties fo:language="de" fo:country="CH"/>
    </style:style>
    <style:style style:name="P21" style:parent-style-name="PreformattedText" style:family="paragraph">
      <style:paragraph-properties fo:text-align="justify"/>
      <style:text-properties fo:language="de" fo:country="CH"/>
    </style:style>
    <style:style style:name="P22" style:parent-style-name="PreformattedText" style:family="paragraph">
      <style:paragraph-properties fo:text-align="justify"/>
      <style:text-properties fo:language="de" fo:country="CH"/>
    </style:style>
    <style:style style:name="P23" style:parent-style-name="PreformattedText" style:family="paragraph">
      <style:paragraph-properties fo:text-align="justify"/>
      <style:text-properties fo:language="de" fo:country="CH"/>
    </style:style>
    <style:style style:name="P24" style:parent-style-name="PreformattedText" style:family="paragraph">
      <style:paragraph-properties fo:text-align="justify"/>
      <style:text-properties fo:language="de" fo:country="CH"/>
    </style:style>
    <style:style style:name="P25" style:parent-style-name="PreformattedText" style:family="paragraph">
      <style:paragraph-properties fo:text-align="justify"/>
      <style:text-properties fo:language="de" fo:country="CH"/>
    </style:style>
    <style:style style:name="P26" style:parent-style-name="PreformattedText" style:family="paragraph">
      <style:paragraph-properties fo:text-align="justify"/>
      <style:text-properties fo:language="de" fo:country="CH"/>
    </style:style>
    <style:style style:name="P27" style:parent-style-name="PreformattedText" style:family="paragraph">
      <style:paragraph-properties fo:text-align="justify"/>
      <style:text-properties fo:language="de" fo:country="CH"/>
    </style:style>
    <style:style style:name="P28" style:parent-style-name="PreformattedText" style:family="paragraph">
      <style:paragraph-properties fo:text-align="justify"/>
      <style:text-properties fo:font-style="italic" style:font-style-asian="italic"/>
    </style:style>
    <style:style style:name="P29" style:parent-style-name="PreformattedText" style:family="paragraph">
      <style:paragraph-properties fo:text-align="justify"/>
      <style:text-properties fo:font-style="italic" style:font-style-asian="italic"/>
    </style:style>
    <style:style style:name="P30" style:parent-style-name="PreformattedText" style:family="paragraph">
      <style:paragraph-properties fo:text-align="justify"/>
    </style:style>
    <style:style style:name="T31" style:parent-style-name="Absatz-Standardschriftart" style:family="text">
      <style:text-properties fo:language="de" fo:country="CH"/>
    </style:style>
    <style:style style:name="T32" style:parent-style-name="Absatz-Standardschriftart" style:family="text">
      <style:text-properties fo:font-style="italic" style:font-style-asian="italic" fo:language="de" fo:country="CH"/>
    </style:style>
    <style:style style:name="T33" style:parent-style-name="Absatz-Standardschriftart" style:family="text">
      <style:text-properties fo:language="de" fo:country="CH"/>
    </style:style>
    <style:style style:name="T34" style:parent-style-name="Absatz-Standardschriftart" style:family="text">
      <style:text-properties fo:font-style="italic" style:font-style-asian="italic" fo:language="de" fo:country="CH"/>
    </style:style>
    <style:style style:name="T35" style:parent-style-name="Absatz-Standardschriftart" style:family="text">
      <style:text-properties fo:language="de" fo:country="CH"/>
    </style:style>
    <style:style style:name="T36" style:parent-style-name="Absatz-Standardschriftart" style:family="text">
      <style:text-properties fo:language="de" fo:country="CH"/>
    </style:style>
    <style:style style:name="T37" style:parent-style-name="Absatz-Standardschriftart" style:family="text">
      <style:text-properties fo:font-style="italic" style:font-style-asian="italic" fo:language="de" fo:country="CH"/>
    </style:style>
    <style:style style:name="T38" style:parent-style-name="Absatz-Standardschriftart" style:family="text">
      <style:text-properties fo:language="de" fo:country="CH"/>
    </style:style>
    <style:style style:name="T39" style:parent-style-name="Absatz-Standardschriftart" style:family="text">
      <style:text-properties fo:font-style="italic" style:font-style-asian="italic" fo:language="de" fo:country="CH"/>
    </style:style>
    <style:style style:name="T40" style:parent-style-name="Absatz-Standardschriftart" style:family="text">
      <style:text-properties fo:language="de" fo:country="CH"/>
    </style:style>
    <style:style style:name="P41" style:parent-style-name="PreformattedText" style:family="paragraph">
      <style:paragraph-properties fo:text-align="justify"/>
      <style:text-properties fo:language="de" fo:country="CH"/>
    </style:style>
    <style:style style:name="P42" style:parent-style-name="PreformattedText" style:family="paragraph">
      <style:paragraph-properties fo:text-align="justify"/>
      <style:text-properties fo:font-weight="bold" style:font-weight-asian="bold" style:font-weight-complex="bold" fo:language="de" fo:country="CH"/>
    </style:style>
    <style:style style:name="P43" style:parent-style-name="PreformattedText" style:family="paragraph">
      <style:paragraph-properties fo:text-align="justify"/>
    </style:style>
    <style:style style:name="T44" style:parent-style-name="Absatz-Standardschriftart" style:family="text">
      <style:text-properties fo:language="de" fo:country="CH"/>
    </style:style>
    <style:style style:name="T45" style:parent-style-name="Absatz-Standardschriftart" style:family="text">
      <style:text-properties fo:language="de" fo:country="CH"/>
    </style:style>
    <style:style style:name="T46" style:parent-style-name="Absatz-Standardschriftart" style:family="text">
      <style:text-properties fo:language="de" fo:country="CH"/>
    </style:style>
    <style:style style:name="T47" style:parent-style-name="Absatz-Standardschriftart" style:family="text">
      <style:text-properties fo:language="de" fo:country="CH"/>
    </style:style>
    <style:style style:name="T48" style:parent-style-name="Absatz-Standardschriftart" style:family="text">
      <style:text-properties fo:language="de" fo:country="CH"/>
    </style:style>
    <style:style style:name="T49" style:parent-style-name="Absatz-Standardschriftart" style:family="text">
      <style:text-properties fo:language="de" fo:country="CH"/>
    </style:style>
    <style:style style:name="T50" style:parent-style-name="Absatz-Standardschriftart" style:family="text">
      <style:text-properties fo:language="de" fo:country="CH"/>
    </style:style>
  </office:automatic-styles>
  <office:body>
    <office:text text:use-soft-page-breaks="true">
      <text:p text:style-name="P1">1._Dynamixel Motoren</text:p>
      <text:p text:style-name="P2">1.1_Einleitung</text:p>
      <text:p text:style-name="P3">Dynamixel ist der Name der Motoren des Herstellers Robotis. Für das Projekt wurden zwei Dynamixel Rx-64 verwendet.</text:p>
      <text:p text:style-name="P4"/>
      <text:p text:style-name="P5">1.2_Was wird benötigt</text:p>
      <text:p text:style-name="P6">Es wird ein Dynamixel USB Dongle benötigt. Dieser ist<text:s/>erforderlich, um mit den Motoren über USB kommunizieren zu können. Des Weiteren ist ein Netzteil erforderlich welches 12V bis 18,5V ausgibt, um die Motoren anzutreiben. Offensichtlich werden noch Verbindungskabel und ein Computer benötigt. Genutzt wurde Linux (Parrot OS &amp; Raspbian), aber grundsätzlich werden alle Betriebssysteme unterstützt.</text:p>
      <text:p text:style-name="P7"/>
      <text:p text:style-name="P8">1.3_Ansteuerung der Motoren</text:p>
      <text:p text:style-name="P9">Zu den Motoren wird ein lediglich ein Array aus Bytes über den USB Dongle gesendet. Beim Ansteuern definiert man lediglich welcher Teil vom<text:s/>Array man anspricht. Dieser Teil wird dann geändert. Es gibt sowohl R (ReadOnly) als RW (Read&amp;Write) Werte. Die «ReadOnly» Werte können nur gelesen werden, während die «Read&amp;Write» Werte auch geändert werden können.<text:s/></text:p>
      <text:p text:style-name="P10">Zu jedem Motor muss eine ID definiert<text:s/>werden, um die Motoren untereinander unterscheiden zu können. Die Motoren sind linear hintereinander gekoppelt, dies bedeutet, die Signale verlaufen durch alle Motoren bis sie ihr Zielmotor erreichen.<text:s/></text:p>
      <text:p text:style-name="P11"/>
      <text:p text:style-name="P12">Folgende Werte wurden Zum Beispiel in unserer Applikation geändert. Dem Nutzer ist frei wie er die Werte definiert.</text:p>
      <text:p text:style-name="P13"/>
      <text:p text:style-name="P14">#define MOVING_SPEED <text:s text:c="19"/><text:tab/>32</text:p>
      <text:p text:style-name="P15">#define PROTOCOL_VERSION <text:s text:c="14"/><text:tab/>1.0</text:p>
      <text:p text:style-name="P16">#define DXL_ID_1 <text:s text:c="25"/><text:tab/><text:tab/>1</text:p>
      <text:p text:style-name="P17">#define BAUDRATE <text:s text:c="23"/><text:tab/><text:tab/>57600</text:p>
      <text:p text:style-name="P18">#define DEVICENAME <text:s text:c="21"/><text:tab/><text:tab/>"/dev/ttyUSB0"</text:p>
      <text:p text:style-name="P19"/>
      <text:p text:style-name="P20">DXL_ID_1<text:tab/><text:tab/>Die ID des ersten Motors</text:p>
      <text:p text:style-name="P21">MOVING_SPEED<text:tab/><text:tab/>Definiert welcher Teil des Arrays angesprochen wird</text:p>
      <text:p text:style-name="P22">PROTOCOL_VERSION <text:s text:c="6"/><text:tab/>Definiert, welche Version des Kommunikationsprotokolls verwendet wird</text:p>
      <text:p text:style-name="P23">BAUDRRATE<text:tab/><text:tab/>Dies ist die Kommunikationsgeschwindigkeit in mbps</text:p>
      <text:p text:style-name="P24">DEVICENAME<text:tab/><text:tab/>Enthält den Namen des USB ports, über den der Dynamixel USB Dongle kommuniziert.</text:p>
      <text:p text:style-name="P25"><text:s text:c="2"/></text:p>
      <text:p text:style-name="P26">Ein anschauliches Beispiel soll eine Übertragung zu einem Motoren erklären.</text:p>
      <text:p text:style-name="P27"/>
      <text:p text:style-name="P28">packetHandler-&gt;write2ByteTxOnly(portHandler, DXL_ID_1, MOVING_SPEED, 0);</text:p>
      <text:p text:style-name="P29"/>
      <text:p text:style-name="P30"><text:span text:style-name="T31">Die Funktion heisst hier<text:s/></text:span><text:span text:style-name="T32">write2ByteTxOnly.<text:s/></text:span><text:span text:style-name="T33">Es sind viele verschiedene Funktionen zur Auswahl bereit. Diese spezifisch sendet dem Motor nur einen Array, ohne einen zurück zu verlangen.</text:span><text:span text:style-name="T34"><text:s/>DXL_ID_1</text:span><text:span text:style-name="T35"><text:s/>ist die ID</text:span><text:span text:style-name="T36"><text:s/>des Motors.<text:s/></text:span><text:span text:style-name="T37">MOVING_SPEED</text:span><text:span text:style-name="T38"><text:s/>definiert, welcher Teil des Arrays für die Geschwindigkeit zuständlich ist. Das<text:s/></text:span><text:span text:style-name="T39">0</text:span><text:span text:style-name="T40"><text:s/>ist der Wert, der dem Arrayteil zugewiesen wird.</text:span></text:p>
      <text:p text:style-name="P41"/>
      <text:p text:style-name="P42">1.4_Wheel Mode versus Joint Mode</text:p>
      <text:p text:style-name="P43"><text:span text:style-name="T44">Dynamixel Motoren unterstützen generell zwei<text:s/></text:span><text:span text:style-name="T45">verschiedene Modi, der Wheel Mode und der Joint Mode. Der Joint Mode ist dabei vorinstalliert. Dieser Modus funktioniert mit Grad. Die Motoren können jedoch nur circa 270° drehen. Eine volle Umdrehung ist dabei nicht möglich. Doch der Vorteil ist, dass sei</text:span><text:span text:style-name="T46">ne Position (Winkel in °) jederzeit abgefragt werden kann. Der Wheel Mode unterscheidet sich darin, dass er nicht mit einer Position (Winkel in °) funktioniert, sondern mit einer Geschwindigkeit. Die Motoren können unendlich drehen, doch haben keine Angabe</text:span><text:span text:style-name="T47">n an welchen Positionen sie sich gerade befinden. Entschieden wurde für dieses Projekt der Wheel Mode. Denn das Gebilde sollte sich unendlich drehen können. Hinzu kommt, dass der Tracker von OpenCV die Positionsabfrage übernimmt. Denn er instruiert die Mot</text:span><text:span text:style-name="T48">oren, sich so lange zu bewegen, bis das verfolgte Objekt sich in der Mitte befindet. Ein erhebliches Problem wurde hier jedoch festgestellt. Wenn ein Motor instruiert wird, sich, als Beispiel, mit voller Leistung zu drehen, dann tut er dies, bis er eine an</text:span><text:span text:style-name="T49">dere Geschwindigkeit gesendet bekommt. Bei einem Absturz des Programms würde er also unendlich weiterdrehen, bis der Strom gekappt wird. Auf der X-Achse ist dies kein grosses Problem, doch bei der Y-Achse würde es die Raspberry Pi Cam mitreissen, wenn er s</text:span><text:span text:style-name="T50">ich mehr als 360° dreht.<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Gianluca Imbiscuso</dc:creator>
    <meta:creation-date>2020-01-15T09:55:00Z</meta:creation-date>
    <dc:date>2020-01-15T13:18:00Z</dc:date>
    <meta:template xlink:href="Normal.dotm" xlink:type="simple"/>
    <meta:editing-cycles>362</meta:editing-cycles>
    <meta:editing-duration>PT0S</meta:editing-duration>
    <meta:document-statistic meta:page-count="1" meta:paragraph-count="7" meta:word-count="521" meta:character-count="3798" meta:row-count="27" meta:non-whitespace-character-count="3284"/>
  </office:meta>
</office:document-meta>
</file>